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2pt" fo:font-weight="normal" style:font-size-asian="12pt" style:font-weight-asian="normal" style:font-size-complex="12pt" style:font-weight-complex="normal"/>
    </style:style>
    <style:style style:name="P15"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20" style:family="paragraph" style:parent-style-name="Standard">
      <style:paragraph-properties fo:margin-left="1.4772in" fo:margin-right="0in" fo:line-height="125%" fo:text-indent="0in" style:auto-text-indent="false"/>
      <style:text-properties fo:color="#000000"/>
    </style:style>
    <style:style style:name="P2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3"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line-height="125%"/>
      <style:text-properties fo:color="#000000" style:font-name="Times New Roman" fo:font-size="12pt" style:font-size-asian="12pt" style:font-size-complex="12pt"/>
    </style:style>
    <style:style style:name="P25"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style>
    <style:style style:name="P29" style:family="paragraph" style:parent-style-name="Preformatted_20_Text">
      <style:paragraph-properties fo:line-height="125%"/>
      <style:text-properties fo:color="#000000" style:font-name="Courier New" fo:font-size="10pt" style:font-size-asian="10pt" style:font-size-complex="10pt"/>
    </style:style>
    <style:style style:name="P30"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Courier"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4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4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4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5" style:family="paragraph" style:parent-style-name="Preformatted_20_Text" style:list-style-name="L4"/>
    <style:style style:name="P46"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7" style:family="paragraph" style:parent-style-name="Preformatted_20_Text" style:list-style-name="L4">
      <style:paragraph-properties fo:line-height="110%"/>
      <style:text-properties fo:font-size="12pt" style:font-size-asian="12pt" style:font-size-complex="12pt"/>
    </style:style>
    <style:style style:name="P48" style:family="paragraph" style:parent-style-name="Preformatted_20_Text" style:list-style-name="L4">
      <style:text-properties fo:font-size="12pt" style:font-size-asian="12pt" style:font-size-complex="12pt"/>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s Thesis: Formal Theory of Communication in Concurrent ML</text:p>
      <text:p text:style-name="P26">Thomas Logan</text:p>
      <text:p text:style-name="P25"/>
      <text:p text:style-name="P25">Summary</text:p>
      <text:p text:style-name="P24"><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4"/>
      <text:p text:style-name="P25">Overview</text:p>
      <text:p text:style-name="P24"><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4"><text:tab/>Concurrent ML is a concurrent programming language. <text:s/>It offers a thread abstraction, which is a piece of code allowed to have a wide range of evaluation orders relative to code encapsulated in other threads. <text:s/>The language provides a synchronization mechanism that can specify the execution order between parts of expressions in separate thread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4"/>
      <text:p text:style-name="P22"><text:span text:style-name="T2">type</text:span><text:span text:style-name="T1"> thread_id</text:span></text:p>
      <text:p text:style-name="P23"><text:span text:style-name="T8">val</text:span> spawn<text:span text:style-name="T9">: </text:span>(unit <text:span text:style-name="T9">-&gt;</text:span> unit) -&gt; thread_id</text:p>
      <text:p text:style-name="P24"/>
      <text:p text:style-name="P24">Thread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4"/>
      <text:p text:style-name="P23"><text:span text:style-name="T8">type</text:span> 'a chan</text:p>
      <text:p text:style-name="P23"><text:span text:style-name="T8">val</text:span> channel : unit -&gt; 'a chan</text:p>
      <text:p text:style-name="P23"><text:span text:style-name="T8">val</text:span> recv : 'a chan -&gt; 'a</text:p>
      <text:p text:style-name="P23"><text:span text:style-name="T8">val</text:span> send : ('a chan * 'a) -&gt; unit</text:p>
      <text:p text:style-name="P24"/>
      <text:p text:style-name="P24">A given channel can have any arbitrary number of thread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6"><text:span text:style-name="T8"><text:s text:c="2"/>type</text:span> serv</text:p>
      <text:p text:style-name="P16"><text:span text:style-name="T8"><text:s text:c="2"/>val</text:span><text:span text:style-name="T9"> make : unit -&gt; serv</text:span></text:p>
      <text:p text:style-name="P16"><text:span text:style-name="T8"><text:s text:c="2"/>val </text:span>call : serv * int -&gt; int</text:p>
      <text:p text:style-name="P17">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channel ()</text:p>
      <text:p text:style-name="P16"><text:span text:style-name="T8"><text:s text:c="4"/></text:span><text:span text:style-name="T8">fun</text:span> loop state = <text:span text:style-name="T8">let</text:span></text:p>
      <text:p text:style-name="P16"><text:span text:style-name="T8"><text:s text:c="4"/></text:span><text:span text:style-name="T8"><text:s text:c="2"/>val </text:span>(v, replCh) = recv reqCh</text:p>
      <text:p text:style-name="P16"><text:span text:style-name="T8"><text:s text:c="4"/>in</text:span> </text:p>
      <text:p text:style-name="P16"><text:s text:c="6"/>send (replCh, state);</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channel ()</text:p>
      <text:p text:style-name="P16"><text:span text:style-name="T8"><text:s text:c="2"/>in</text:span> </text:p>
      <text:p text:style-name="P16"><text:s text:c="4"/>send (reqCh, (v, replCh));</text:p>
      <text:p text:style-name="P16"><text:s text:c="4"/>recv replCh </text:p>
      <text:p text:style-name="P17"><text:s text:c="2"/>end</text:p>
      <text:p text:style-name="P17">end</text:p>
      <text:p text:style-name="P2">Listing 2: Implementation of servers</text:p>
      <text:p text:style-name="P28"><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8"><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4"/>
      <text:p text:style-name="P23"><text:span text:style-name="T8">type</text:span> 'a event</text:p>
      <text:p text:style-name="P23"><text:span text:style-name="T8">val</text:span> sync : 'a event -&gt; 'a</text:p>
      <text:p text:style-name="P23"><text:span text:style-name="T8">val</text:span> recvEvt : 'a chan -&gt; 'a event</text:p>
      <text:p text:style-name="P23"><text:span text:style-name="T8">val</text:span> sendEvt : 'a chan * 'a -&gt; unit event</text:p>
      <text:p text:style-name="P23"><text:span text:style-name="T8">val</text:span> choose: 'a event * 'a event -&gt; 'a event</text:p>
      <text:p text:style-name="P23"/>
      <text:p text:style-name="P23"><text:span text:style-name="T8">fun </text:span>send (ch, v) = sync (sendEvt (ch, v))</text:p>
      <text:p text:style-name="P23"><text:span text:style-name="T8">fun</text:span> recv v = sync (recvEvt v)</text:p>
      <text:p text:style-name="P24"/>
      <text:p text:style-name="P24"><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threads, resulting in code that is brittle under <text:soft-page-break/>modification.</text:p>
      <text:p text:style-name="P24"><text:s text:c="2"/></text:p>
      <text:p text:style-name="P23"><text:span text:style-name="T8">val</text:span> thenEvt: 'a event * ('a -&gt; 'b event) <text:s/>-&gt; 'b event</text:p>
      <text:p text:style-name="P23"/>
      <text:p text:style-name="P24">When <text:s/><text:span text:style-name="T1">thenEvt</text:span> is synchronized on, either all of its constituent events and abstractions evaluate in isolation, or none evaluate.</text:p>
      <text:p text:style-name="P24"/>
      <text:p text:style-name="P24"><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threads are also trying to communicate on the same channel, since the course-grain interleaving ensures that competing threads have made no partial communication progress. <text:s/>In a multiprocessor setting, threads can run in parallel and multiple threads can simultaneously make partial progress on the same channel. <text:s/>The multiprocessor implementation of communication is more expensive than that of the uniprocessor, since it must consider additional states related to competing threads making partial communication progress.[10]</text:p>
      <text:p text:style-name="P24"><text:tab/>Channels known to have only one sender or one receiver can have lower communication costs than those with arbitrary number of senders and arbitrary number of receivers, since some of the cost of handling competing threads can be avoided. <text:s/>Concurrent ML does not provide language features for multiple types of channels distinguished by their communication topologies, or the number of thread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7">val <text:span text:style-name="T9">server = Serv.make ()</text:span></text:p>
      <text:p text:style-name="P18"><text:span text:style-name="T8">val</text:span> _ = spawn (fn () =&gt; Serv.call (server, 35))</text:p>
      <text:p text:style-name="P18"><text:span text:style-name="T8">val</text:span> _ = spawn (fn () =&gt; </text:p>
      <text:p text:style-name="P6"><text:tab/><text:tab/><text:tab/> <text:s/>Serv.call (server, 12); </text:p>
      <text:p text:style-name="P18"><text:s text:c="2"/>Serv.call (server, 13)</text:p>
      <text:p text:style-name="P18">)</text:p>
      <text:p text:style-name="P18"><text:span text:style-name="T8">val</text:span> _ = spawn (fn () =&gt; Serv.call (server, 81))</text:p>
      <text:p text:style-name="P18"><text:span text:style-name="T8">val</text:span> _ = spawn (fn () =&gt; Serv.call (server, 44))</text:p>
      <text:p text:style-name="P21"/>
      <text:p text:style-name="P5"><text:span text:style-name="T19">Since there are four thread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has just one receiver. <text:s/>So the server's </text:span><text:span text:style-name="T5">reqCh</text:span><text:span text:style-name="T19"> is classified as fan-in. <text:s/>Each use of </text:span><text:span text:style-name="T5">call</text:span><text:span text:style-name="T19"> creates a </text:span><text:soft-page-break/><text:span text:style-name="T19">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4"><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4"/>
      <text:p text:style-name="P20"><text:span text:style-name="T3">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text:span text:style-name="T17">FanIn.</text:span>channel()</text:p>
      <text:p text:style-name="P16"><text:span text:style-name="T8"><text:s text:c="4"/></text:span><text:span text:style-name="T8">fun</text:span> loop state = <text:span text:style-name="T8">let</text:span></text:p>
      <text:p text:style-name="P16"><text:span text:style-name="T8"><text:s text:c="6"/>val </text:span>(v, replCh) = <text:span text:style-name="T17">FanIn.</text:span>recv reqCh</text:p>
      <text:p text:style-name="P16"><text:span text:style-name="T8"><text:s text:c="4"/>in</text:span> </text:p>
      <text:p text:style-name="P16"><text:s text:c="6"/><text:span text:style-name="T17">OneShot.</text:span><text:span text:style-name="T18">send (replCh, state)</text:span>;</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text:span text:style-name="T17">OneShot</text:span>.channel ()</text:p>
      <text:p text:style-name="P16"><text:span text:style-name="T8"><text:s text:c="2"/>in</text:span> </text:p>
      <text:p text:style-name="P16"><text:s text:c="4"/><text:span text:style-name="T17">FanIn.</text:span>send (reqCh, (v, replCh));</text:p>
      <text:p text:style-name="P16"><text:s text:c="4"/><text:span text:style-name="T17">OneShot.</text:span>recv replCh </text:p>
      <text:p text:style-name="P17"><text:s text:c="2"/>end</text:p>
      <text:p text:style-name="P17">end</text:p>
      <text:p text:style-name="P17"/>
      <text:p text:style-name="P24">Without a static analysis to check the usage of the special channels, one could inadvertently use a one-shot channel for a channel that has multiple senders, resulting in runtime behavior inconsistent with the general semantics of channel synchronization.</text:p>
      <text:p text:style-name="P24"><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24"/>
      <text:p text:style-name="P24"><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4"><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4"><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4"/>
      <text:list xml:id="list8582859824808745620" text:style-name="L1">
        <text:list-item>
          <text:p text:style-name="P37">let</text:p>
        </text:list-item>
        <text:list-item>
          <text:p text:style-name="P40"><text:s text:c="2"/><text:span text:style-name="T8">val</text:span> w = 4</text:p>
        </text:list-item>
        <text:list-item>
          <text:p text:style-name="P40"><text:s text:c="2"/><text:span text:style-name="T8">val</text:span> x = ref 1</text:p>
        </text:list-item>
        <text:list-item>
          <text:p text:style-name="P40"><text:s text:c="2"/><text:span text:style-name="T8">val</text:span> y = ref 2</text:p>
        </text:list-item>
        <text:list-item>
          <text:p text:style-name="P40"><text:s text:c="2"/><text:span text:style-name="T8">val</text:span> z = (!x + 1) + (!y + 2) + (w - 3); </text:p>
        </text:list-item>
        <text:list-item>
          <text:p text:style-name="P40"><text:s text:c="2"/><text:span text:style-name="T8">val</text:span> w = 1</text:p>
        </text:list-item>
        <text:list-item>
          <text:p text:style-name="P37">in</text:p>
        </text:list-item>
        <text:list-item>
          <text:p text:style-name="P40"><text:s text:c="2"/>y := 0;</text:p>
        </text:list-item>
        <text:list-item>
          <text:p text:style-name="P40"><text:s text:c="2"/>(!y + 2) - (!x + 1) * (w – 3)</text:p>
        </text:list-item>
        <text:list-item>
          <text:p text:style-name="P37">end</text:p>
        </text:list-item>
      </text:list>
      <text:p text:style-name="P24"><text:tab/></text:p>
      <text:p text:style-name="P24">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4"><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24"/>
      <text:list xml:id="list8418908781750392393" text:style-name="L2">
        <text:list-item>
          <text:p text:style-name="P43"><text:span text:style-name="T2">let</text:span><text:span text:style-name="T1"> </text:span></text:p>
        </text:list-item>
        <text:list-item>
          <text:p text:style-name="P43"><text:span text:style-name="T1"><text:s text:c="2"/></text:span><text:span text:style-name="T2">val</text:span><text:span text:style-name="T1"> x = 1 <text:s text:c="3"/></text:span></text:p>
        </text:list-item>
        <text:list-item>
          <text:p text:style-name="P43"><text:span text:style-name="T1"><text:s text:c="2"/></text:span><text:span text:style-name="T2">val</text:span><text:span text:style-name="T1"> y = 2</text:span></text:p>
        </text:list-item>
        <text:list-item>
          <text:p text:style-name="P43"><text:span text:style-name="T1"><text:s text:c="2"/></text:span><text:span text:style-name="T2">val</text:span><text:span text:style-name="T1"> z = ref (4 * 73)</text:span></text:p>
        </text:list-item>
        <text:list-item>
          <text:p text:style-name="P43"><text:span text:style-name="T1"><text:s text:c="2"/></text:span><text:span text:style-name="T2">val</text:span><text:span text:style-name="T1"> x = 4</text:span></text:p>
        </text:list-item>
        <text:list-item>
          <text:p text:style-name="P43"><text:span text:style-name="T2">in</text:span><text:span text:style-name="T1"> </text:span></text:p>
        </text:list-item>
        <text:list-item>
          <text:p text:style-name="P41"><text:s text:c="2"/>z := 1; </text:p>
        </text:list-item>
        <text:list-item>
          <text:p text:style-name="P41"><text:s text:c="2"/>x * !z</text:p>
        </text:list-item>
        <text:list-item>
          <text:p text:style-name="P38">end</text:p>
        </text:list-item>
      </text:list>
      <text:p text:style-name="P24"/>
      <text:p text:style-name="P24"><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4"><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4"/>
      <text:list xml:id="list7534152885699127364" text:style-name="L3">
        <text:list-item>
          <text:p text:style-name="P44"><text:span text:style-name="T2">let</text:span><text:span text:style-name="T1"> </text:span></text:p>
        </text:list-item>
        <text:list-item>
          <text:p text:style-name="P44"><text:span text:style-name="T1"><text:s text:c="2"/></text:span><text:span text:style-name="T2">val</text:span><text:span text:style-name="T1"> f = </text:span><text:span text:style-name="T2">fn</text:span><text:span text:style-name="T1"> x =&gt; x 1</text:span></text:p>
        </text:list-item>
        <text:list-item>
          <text:p text:style-name="P44"><text:span text:style-name="T1"><text:s text:c="2"/></text:span><text:span text:style-name="T2">val</text:span><text:span text:style-name="T1"> g = </text:span><text:span text:style-name="T2">fn</text:span><text:span text:style-name="T1"> y =&gt; y + 2</text:span></text:p>
        </text:list-item>
        <text:list-item>
          <text:p text:style-name="P44"><text:span text:style-name="T1"><text:s text:c="2"/></text:span><text:span text:style-name="T2">val</text:span><text:span text:style-name="T1"> h = </text:span><text:span text:style-name="T2">fn</text:span><text:span text:style-name="T1"> z =&gt; z + 3</text:span></text:p>
        </text:list-item>
        <text:list-item>
          <text:p text:style-name="P44"><text:span text:style-name="T2">in</text:span><text:span text:style-name="T1"> </text:span></text:p>
        </text:list-item>
        <text:list-item>
          <text:p text:style-name="P42"><text:s text:c="2"/>(f g) + (f h)</text:p>
        </text:list-item>
        <text:list-item>
          <text:p text:style-name="P39">end</text:p>
        </text:list-item>
      </text:list>
      <text:p text:style-name="P24"/>
      <text:p text:style-name="P24"><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pan text:style-name="T10">abstract value information was really for its the control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24"><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4"/>
      <text:p text:style-name="P24"><text:tab/>For a subset of Concurrent ML without event combinators, Reppy and <text:s/>Xiao developed an efficient algorithmic analysis that determines for each channel all abstract threads that send and receive on it. <text:s/>The algorithm depends on each primitive operation in the program being labeled with a program point. <text:s/>A sequence of program points ordered in a valid execution sequence forms a control path. <text:s/>Distinction between threads in a program can be inferred from whether or not their control paths diverge. <text:s/></text:p>
      <text:p text:style-name="P24"><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4"><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threads in terms of control paths, since it can only describe threads in terms of statically available information. <text:soft-page-break/>Thus, in order to describe the relationship between the threads of the static analysis and the operational semantics, the operational semantics is defined as stepping between sets of control paths paired with terms. <text:s/>Divergent control paths are added whenever a new thread is spawned.</text:p>
      <text:p text:style-name="P24"/>
      <text:p text:style-name="P24"><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4"><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4"><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4"/>
      <text:p text:style-name="P32"><text:span text:style-name="T8">datatype</text:span> 'a list = Nil | Cons 'a "'a list"</text:p>
      <text:p text:style-name="P32"/>
      <text:p text:style-name="P35"><text:span text:style-name="T8">inductive</text:span> sorted :: "('a ⇒ 'a ⇒ bool) ⇒ 'a list ⇒ bool" where</text:p>
      <text:p text:style-name="P35"><text:s text:c="2"/>Nil : "sorted P Nil" |</text:p>
      <text:p text:style-name="P35"><text:s text:c="2"/>Single : "sorted P (Cons x Nil)" |</text:p>
      <text:p text:style-name="P35"><text:s text:c="2"/>Cons : "P x y ⟹ sorted P (Cons y ys) ⟹ sorted P (Cons x (Cons y ys))"</text:p>
      <text:p text:style-name="P24"/>
      <text:p text:style-name="P24">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4"/>
      <text:p text:style-name="P33">datatype<text:span text:style-name="T9"> nat = Z | S nat </text:span></text:p>
      <text:p text:style-name="P33"/>
      <text:p text:style-name="P33">inductive<text:span text:style-name="T9"> lte :: “nat =&gt; nat =&gt; bool” </text:span>where</text:p>
      <text:p text:style-name="P34"><text:s text:c="2"/>Eq : “lte n n” |</text:p>
      <text:p text:style-name="P34"><text:s text:c="2"/>Lt : “lte n1 n2 ==&gt; lte n1 (S n2)”</text:p>
      <text:p text:style-name="P33"/>
      <text:p text:style-name="P33">theorem<text:span text:style-name="T9"> “</text:span></text:p>
      <text:p text:style-name="P34"><text:s text:c="2"/>sorted lte (Cons (Z) (Cons (S Z) (Cons (S Z) (Cons (S (S (S Z))) Nil))))</text:p>
      <text:p text:style-name="P34">”</text:p>
      <text:p text:style-name="P33"><text:s/>apply<text:span text:style-name="T9"> (rule Cons)</text:span></text:p>
      <text:p text:style-name="P33"><text:s text:c="2"/>apply<text:span text:style-name="T9"> (rule Lt)</text:span></text:p>
      <text:p text:style-name="P33"><text:s text:c="2"/>apply<text:span text:style-name="T9"> (rule Eq)</text:span></text:p>
      <text:p text:style-name="P33"><text:s/>apply<text:span text:style-name="T9"> (rule Cons)</text:span></text:p>
      <text:p text:style-name="P33"><text:s text:c="2"/>apply<text:span text:style-name="T9"> (rule Eq)</text:span></text:p>
      <text:p text:style-name="P33"><text:s/>apply<text:span text:style-name="T9"> (rule Cons)</text:span></text:p>
      <text:p text:style-name="P33"><text:s text:c="2"/>apply<text:span text:style-name="T9"> (rule Lt)</text:span></text:p>
      <text:p text:style-name="P33"><text:s text:c="2"/>apply<text:span text:style-name="T9"> (rule Lt)</text:span></text:p>
      <text:p text:style-name="P33"><text:s text:c="2"/>apply<text:span text:style-name="T9"> (rule Eq)</text:span></text:p>
      <text:p text:style-name="P33"><text:s/>apply<text:span text:style-name="T9"> (rule Single)</text:span></text:p>
      <text:p text:style-name="P33">done</text:p>
      <text:p text:style-name="P24"/>
      <text:p text:style-name="P24">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9"><text:soft-page-break/></text:p>
      <text:p text:style-name="P16"><text:span text:style-name="T14">definition</text:span><text:span text:style-name="T15"> True :: bool </text:span><text:span text:style-name="T14">where</text:span><text:span text:style-name="T15"> </text:span></text:p>
      <text:p text:style-name="P19"><text:s text:c="2"/>"True ≡ ((λx::bool. x) = (λx. x))"</text:p>
      <text:p text:style-name="P19"/>
      <text:p text:style-name="P16"><text:span text:style-name="T14">definition</text:span><text:span text:style-name="T15"> False :: bool </text:span><text:span text:style-name="T14">where</text:span><text:span text:style-name="T15"> </text:span></text:p>
      <text:p text:style-name="P19"><text:s text:c="2"/>"False ≡ (∀P. P)"</text:p>
      <text:p text:style-name="P36"/>
      <text:p text:style-name="P25">Hypothesis</text:p>
      <text:p text:style-name="P24"><text:tab/>I will derive a static analysis from Reppy and Xiao's algorithm, describing for each channel in a program, all thread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5"/>
      <text:p text:style-name="P25">Evaluation</text:p>
      <text:p text:style-name="P25"><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6"/>
      <text:p text:style-name="P25">Architecture</text:p>
      <text:p text:style-name="P24"><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24"><text:soft-page-break/><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4"><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4"/>
      <text:p text:style-name="P25">Implementation</text:p>
      <text:p text:style-name="P25"/>
      <text:p text:style-name="P31">signature CHAN = sig</text:p>
      <text:p text:style-name="P31"><text:s text:c="2"/>type 'a chan </text:p>
      <text:p text:style-name="P31"><text:s text:c="2"/>val channel: unit -&gt; 'a chan</text:p>
      <text:p text:style-name="P31"><text:s text:c="2"/>val send: 'a chan * 'a -&gt; unit</text:p>
      <text:p text:style-name="P31"><text:s text:c="2"/>val recv: 'a chan -&gt; 'a</text:p>
      <text:p text:style-name="P31">end</text:p>
      <text:p text:style-name="P25"/>
      <text:p text:style-name="P26"><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text:span><text:soft-page-break/><text:span text:style-name="T9">could avoid overhead caused by contention to acquire locks, by coupling the implementation of </text:span><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6"/>
      <text:p text:style-name="P26"/>
      <text:p text:style-name="P10">ManyToMany Channel </text:p>
      <text:p text:style-name="P10"/>
      <text:p text:style-name="P31">structure ManyToManyChan : CHAN = struct</text:p>
      <text:p text:style-name="P31"/>
      <text:p text:style-name="P31"><text:s text:c="2"/>type message_queue = 'a option ref queue</text:p>
      <text:p text:style-name="P31"/>
      <text:p text:style-name="P31"><text:s text:c="2"/>datatype 'a chan_content = </text:p>
      <text:p text:style-name="P31"><text:s text:c="4"/>Send of (condition * 'a) queue | </text:p>
      <text:p text:style-name="P31"><text:s text:c="4"/>Recv of (condition * 'a option ref) queue | </text:p>
      <text:p text:style-name="P31"><text:s text:c="4"/>Inactive</text:p>
      <text:p text:style-name="P31"/>
      <text:p text:style-name="P31"><text:tab/>datatype 'a chan = Ch of 'a chan_content ref * mutex_lock </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 text:c="4"/>(case !contentRef of</text:p>
      <text:p text:style-name="P31"><text:s text:c="6"/>Recv q =&gt; </text:p>
      <text:p text:style-name="P31"><text:s text:c="8"/>let</text:p>
      <text:p text:style-name="P31"><text:s text:c="10"/>val (recvCond, mopRef) = dequeue q</text:p>
      <text:p text:style-name="P31"><text:s text:c="8"/>in</text:p>
      <text:p text:style-name="P31"><text:s text:c="10"/>mopRef := Some m;</text:p>
      <text:p text:style-name="P31"><text:s text:c="10"/>if (isEmpty q) then contentRef := Inactive else (); </text:p>
      <text:p text:style-name="P31"><text:s text:c="10"/>release lock;</text:p>
      <text:p text:style-name="P31"><text:s text:c="10"/>signal recvCond; </text:p>
      <text:p text:style-name="P31"><text:s text:c="10"/>() </text:p>
      <text:p text:style-name="P31"><text:s text:c="8"/>end |</text:p>
      <text:p text:style-name="P31"><text:s text:c="6"/>Send q =&gt; </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oft-page-break/><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text:p>
      <text:p text:style-name="P31"><text:s text:c="3"/></text:p>
      <text:p text:style-name="P31"><text:s text:c="2"/>fun recv (Ch (contentRef, lock)) = <text:s/></text:p>
      <text:p text:style-name="P31"><text:s text:c="4"/>acquire lock;</text:p>
      <text:p text:style-name="P31"><text:s text:c="4"/>(case !contentRef of </text:p>
      <text:p text:style-name="P31"><text:s text:c="6"/>Send q =&gt;</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 </text:p>
      <text:p text:style-name="P31"><text:s text:c="10"/>m</text:p>
      <text:p text:style-name="P31"><text:s text:c="8"/>end |</text:p>
      <text:p text:style-name="P31"><text:s text:c="6"/>Recv q =&gt;</text:p>
      <text:p text:style-name="P31"><text:s text:c="8"/>let</text:p>
      <text:p text:style-name="P31"><text:s text:c="10"/>val recvCond = condition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 </text:p>
      <text:p text:style-name="P31"><text:s text:c="8"/>end</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text:p>
      <text:p text:style-name="P31"><text:s text:c="8"/>end)</text:p>
      <text:p text:style-name="P31"/>
      <text:p text:style-name="P31">end</text:p>
      <text:p text:style-name="P30"/>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text:soft-page-break/>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pan text:style-name="T9">recv operation returns with the value deposited in the cell by a sending thread.</text:span></text:p>
      <text:p text:style-name="P11"/>
      <text:p text:style-name="P10">FanOut Channel </text:p>
      <text:p text:style-name="P14"/>
      <text:p text:style-name="P31">structure FanOutChan : CHAN = struct</text:p>
      <text:p text:style-name="P31"/>
      <text:p text:style-name="P31"><text:s text:c="2"/>datatype 'a chan_content =</text:p>
      <text:p text:style-name="P31"><text:s text:c="4"/>Send of condition * 'a |</text:p>
      <text:p text:style-name="P31"><text:s text:c="4"/>Recv of (condition * 'a option ref) queue <text:s/>|</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let</text:p>
      <text:p text:style-name="P31"><text:s text:c="4"/>val sendCond = condition () </text:p>
      <text:p text:style-name="P31"><text:s text:c="2"/>in</text:p>
      <text:p text:style-name="P31"><text:s text:c="4"/>case compareAndSwap (contentRef, Inactive, Send (sendCond, m)) of</text:p>
      <text:p text:style-name="P31"><text:s text:c="6"/>Inactive =&gt;</text:p>
      <text:p text:style-name="P31"><text:soft-page-break/><text:s text:c="8"/>(* contentRef already set *)</text:p>
      <text:p text:style-name="P31"><text:s text:c="8"/>wait sendCond;</text:p>
      <text:p text:style-name="P31"><text:s text:c="8"/>() |</text:p>
      <text:p text:style-name="P31"><text:s text:c="6"/>Recv q =&gt; </text:p>
      <text:p text:style-name="P31"><text:s text:c="8"/>(* the current thread is the only one that updates from this state *)</text:p>
      <text:p text:style-name="P31"><text:s text:c="8"/>acquire lock;</text:p>
      <text:p text:style-name="P31"><text:s text:c="8"/>(let</text:p>
      <text:p text:style-name="P31"><text:s text:c="10"/>val (recvCond, mopRef) = dequeue q</text:p>
      <text:p text:style-name="P31"><text:s text:c="8"/>in</text:p>
      <text:p text:style-name="P31"><text:s text:c="10"/>mopRef := Some m; </text:p>
      <text:p text:style-name="P31"><text:s text:c="10"/>if (isEmpty q) then contentRef := Inactive else (); </text:p>
      <text:p text:style-name="P31"><text:s text:c="10"/>release lock;</text:p>
      <text:p text:style-name="P31"><text:s text:c="10"/>signal (recvCond);</text:p>
      <text:p text:style-name="P31"><text:s text:c="10"/>() </text:p>
      <text:p text:style-name="P31"><text:s text:c="8"/>end) |</text:p>
      <text:p text:style-name="P31"><text:s text:c="6"/>Send _ =&gt; raise NeverHappens</text:p>
      <text:p text:style-name="P31"><text:s text:c="4"/>end</text:p>
      <text:p text:style-name="P31"/>
      <text:p text:style-name="P31"><text:s text:c="2"/>fun recv (Ch (contentRef, lock)) =</text:p>
      <text:p text:style-name="P31"><text:s text:c="4"/>acquire lock;</text:p>
      <text:p text:style-name="P31"><text:s text:c="4"/>(case !contentRef of</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 </text:p>
      <text:p text:style-name="P31"><text:s text:c="8"/>end |</text:p>
      <text:p text:style-name="P31"><text:s text:c="6"/>Recv q =&gt; </text:p>
      <text:p text:style-name="P31"><text:s text:c="8"/>let</text:p>
      <text:p text:style-name="P31"><text:s text:c="10"/>val recvCond = condition ()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text:p>
      <text:p text:style-name="P31"><text:s text:c="8"/>end |</text:p>
      <text:p text:style-name="P31"><text:s text:c="6"/>Send (sendCond, m) =&gt;</text:p>
      <text:p text:style-name="P31"><text:s text:c="8"/>contentRef := Inactive;</text:p>
      <text:p text:style-name="P31"><text:s text:c="8"/>release lock;</text:p>
      <text:p text:style-name="P31"><text:s text:c="8"/>signal sendCond;</text:p>
      <text:p text:style-name="P31"><text:s text:c="8"/>m </text:p>
      <text:p text:style-name="P31"><text:s text:c="4"/>) </text:p>
      <text:p text:style-name="P31"/>
      <text:p text:style-name="P31">end</text:p>
      <text:p text:style-name="P30"/>
      <text:p text:style-name="P14"/>
      <text:p text:style-name="P11"><text:soft-page-break/><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0"/>
      <text:p text:style-name="P31">structure FanInChan : CHAN = struct</text:p>
      <text:p text:style-name="P31"/>
      <text:p text:style-name="P31"><text:s text:c="2"/>datatype 'a chan_content =</text:p>
      <text:p text:style-name="P31"><text:s text:c="4"/>Send of (condition * 'a) queue |</text:p>
      <text:p text:style-name="P31"><text:s text:c="4"/>Recv of condition * 'a option ref |</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oft-page-break/><text:s text:c="4"/>case !contentRef of</text:p>
      <text:p text:style-name="P31"><text:s text:c="6"/>Recv (recvCond, mopRef) =&gt; </text:p>
      <text:p text:style-name="P31"><text:s text:c="8"/>mopRef := Some m;</text:p>
      <text:p text:style-name="P31"><text:s text:c="8"/>contentRef := Inactive;</text:p>
      <text:p text:style-name="P31"><text:s text:c="8"/>release lock;</text:p>
      <text:p text:style-name="P31"><text:s text:c="8"/>signal recvCond;</text:p>
      <text:p text:style-name="P31"><text:s text:c="8"/>() |</text:p>
      <text:p text:style-name="P31"><text:s text:c="6"/>Send q =&gt;</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 </text:p>
      <text:p text:style-name="P31"/>
      <text:p text:style-name="P31"/>
      <text:p text:style-name="P31"><text:s text:c="2"/>fun recv (Ch (contentRef, lock)) = let</text:p>
      <text:p text:style-name="P31"><text:s text:c="4"/>val recvCond = condition () </text:p>
      <text:p text:style-name="P31"><text:s text:c="4"/>val mopRef = ref None</text:p>
      <text:p text:style-name="P31"><text:s text:c="2"/>in</text:p>
      <text:p text:style-name="P31"><text:s text:c="4"/>case compareAndSwap (contentRef, Inactive, Recv (recvCond, mopRef)) of</text:p>
      <text:p text:style-name="P31"><text:s text:c="6"/>Inactive =&gt; <text:s text:c="2"/></text:p>
      <text:p text:style-name="P31"><text:s text:c="8"/>(* contentRef already set *)</text:p>
      <text:p text:style-name="P31"><text:s text:c="8"/>wait recvCond;</text:p>
      <text:p text:style-name="P31"><text:s text:c="8"/>valOf (!mopRef) |</text:p>
      <text:p text:style-name="P31"><text:s text:c="6"/>Send q =&gt; </text:p>
      <text:p text:style-name="P31"><text:s text:c="8"/>(* the current thread is the only one that updates the state from this state *)</text:p>
      <text:p text:style-name="P31"><text:s text:c="8"/>acquire lock;</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text:p>
      <text:p text:style-name="P31"><text:s text:c="10"/>m </text:p>
      <text:p text:style-name="P31"><text:s text:c="8"/>end) |</text:p>
      <text:p text:style-name="P31"><text:s text:c="6"/>Recv _ =&gt; raise NeverHappens</text:p>
      <text:p text:style-name="P31"><text:s text:c="2"/></text:p>
      <text:p text:style-name="P31"><text:s text:c="2"/>end</text:p>
      <text:p text:style-name="P31"/>
      <text:p text:style-name="P31"><text:soft-page-break/>end</text:p>
      <text:p text:style-name="P30"/>
      <text:p text:style-name="P11">The implementation of fan-in channels is very similar to that of fan-out channels.</text:p>
      <text:p text:style-name="P11"/>
      <text:p text:style-name="P10">OneToOne Channel</text:p>
      <text:p text:style-name="P30"/>
      <text:p text:style-name="P31">structure OneToOne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tab/>datatype 'a chan = Ch of 'a chan_content ref</text:p>
      <text:p text:style-name="P31"/>
      <text:p text:style-name="P31"><text:s text:c="2"/>fun channel () = Ch (ref Inactive)</text:p>
      <text:p text:style-name="P31"/>
      <text:p text:style-name="P31"><text:s text:c="2"/>fun send (Ch contentRef) m = let</text:p>
      <text:p text:style-name="P31"><text:s text:c="4"/>val sendCond = condition () </text:p>
      <text:p text:style-name="P31"><text:s text:c="2"/>in</text:p>
      <text:p text:style-name="P31"><text:s text:c="4"/>case compareAndSwap (contentRef, Inactive, Send (sendCond, m)) of</text:p>
      <text:p text:style-name="P31"><text:s text:c="6"/>Inactive =&gt; </text:p>
      <text:p text:style-name="P31"><text:s text:c="8"/>(* contentRef already set to Send *)</text:p>
      <text:p text:style-name="P31"><text:s text:c="8"/>wait sendCond; </text:p>
      <text:p text:style-name="P31"><text:s text:c="8"/>() |</text:p>
      <text:p text:style-name="P31"><text:s text:c="6"/>Recv (recvCond, mopRef) =&gt;</text:p>
      <text:p text:style-name="P31"><text:s text:c="8"/>(* the current thread is the only one that accesses contentRef for this state*)</text:p>
      <text:p text:style-name="P31"><text:s text:c="8"/>mopRef := Some m;</text:p>
      <text:p text:style-name="P31"><text:s text:c="8"/>contentRef := Inactive;</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 let</text:p>
      <text:p text:style-name="P31"><text:s text:c="4"/>val recvCond = condition ();</text:p>
      <text:p text:style-name="P31"><text:s text:c="4"/>val mopRef = ref None;</text:p>
      <text:p text:style-name="P31"><text:s text:c="2"/>in</text:p>
      <text:p text:style-name="P31"><text:s text:c="4"/>case compareAndSwap (contentRef, Inactive, Recv (recvCond, mopRef)) of</text:p>
      <text:p text:style-name="P31"><text:s text:c="6"/>Inactive =&gt; </text:p>
      <text:p text:style-name="P31"><text:s text:c="8"/>(* contentRef already set to Recv*)</text:p>
      <text:p text:style-name="P31"><text:s text:c="8"/>wait recvCond; </text:p>
      <text:p text:style-name="P31"><text:s text:c="8"/>valOf (!mopRef) |</text:p>
      <text:p text:style-name="P31"><text:s text:c="6"/>Send (sendCond, m) =&gt;</text:p>
      <text:p text:style-name="P31"><text:s text:c="8"/>(* the current thread is the only one that accesses contentRef for this state*)</text:p>
      <text:p text:style-name="P31"><text:s text:c="8"/>contentRef := Inactive;</text:p>
      <text:p text:style-name="P31"><text:s text:c="8"/>signal sendCond;</text:p>
      <text:p text:style-name="P31"><text:soft-page-break/><text:s text:c="8"/>m |</text:p>
      <text:p text:style-name="P31"><text:s text:c="6"/>Recv _ =&gt; raise NeverHappens</text:p>
      <text:p text:style-name="P31"><text:s text:c="2"/>end </text:p>
      <text:p text:style-name="P31"/>
      <text:p text:style-name="P31">end</text:p>
      <text:p text:style-name="P30"/>
      <text:p text:style-name="P11"><text:tab/>a one-to-one channel can also be in one of three possible states, but there is no associated lock. Additional, none of the states are associated with queues. <text:s/>Instead, there is a possible state of a thread 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4"/>
      <text:p text:style-name="P31">structure OneShot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s text:c="2"/>datatype 'a chan = Ch of 'a chan_content ref * mutex_lock</text:p>
      <text:p text:style-name="P31"><text:soft-page-break/></text:p>
      <text:p text:style-name="P31"><text:s text:c="2"/>fun channel () = Ch (ref Inactive, lock ())</text:p>
      <text:p text:style-name="P31"/>
      <text:p text:style-name="P31"><text:s text:c="2"/>fun send (Ch (contentRef, lock)) m = let</text:p>
      <text:p text:style-name="P31"><text:s text:c="4"/>val sendCond = condition ()</text:p>
      <text:p text:style-name="P31"><text:s text:c="2"/>in</text:p>
      <text:p text:style-name="P31"><text:s text:c="4"/>case (contentRef, Inactive, Send (sendCond, m)) of</text:p>
      <text:p text:style-name="P31"><text:s text:c="6"/>Inactive =&gt;</text:p>
      <text:p text:style-name="P31"><text:s text:c="8"/>(* contentRef already set to Send*)</text:p>
      <text:p text:style-name="P31"><text:s text:c="8"/>wait sendCond; </text:p>
      <text:p text:style-name="P31"><text:s text:c="8"/>() |</text:p>
      <text:p text:style-name="P31"><text:s text:c="6"/>Recv (recvCond, mopRef) =&gt;</text:p>
      <text:p text:style-name="P31"><text:s text:c="8"/>mopRef := Some m; </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lock)) = let</text:p>
      <text:p text:style-name="P31"><text:s text:c="4"/>val recvCond = condition ()</text:p>
      <text:p text:style-name="P31"><text:s text:c="4"/>val mopRef = ref None</text:p>
      <text:p text:style-name="P31"><text:s text:c="2"/>in</text:p>
      <text:p text:style-name="P31"><text:s text:c="4"/>case (contentRef, Inactive, Recv (recvCond, mopRef)) of</text:p>
      <text:p text:style-name="P31"><text:s text:c="6"/>Inactive =&gt;</text:p>
      <text:p text:style-name="P31"><text:s text:c="8"/>(* contentRef already set to Recv*)</text:p>
      <text:p text:style-name="P31"><text:s text:c="8"/>wait recvCond;</text:p>
      <text:p text:style-name="P31"><text:s text:c="8"/>valOf (!mopRef) |</text:p>
      <text:p text:style-name="P31"><text:s text:c="6"/>Send (sendCond, m) =&gt;</text:p>
      <text:p text:style-name="P31"><text:s text:c="8"/>acquire lock;</text:p>
      <text:p text:style-name="P31"><text:s text:c="8"/>signal sendCond;</text:p>
      <text:p text:style-name="P31"><text:s text:c="8"/>(* never relases lock; blocks others forever *)</text:p>
      <text:p text:style-name="P31"><text:s text:c="8"/>m |</text:p>
      <text:p text:style-name="P31"><text:s text:c="6"/>Recv _ =&gt;</text:p>
      <text:p text:style-name="P31"><text:s text:c="8"/>acquire lock;</text:p>
      <text:p text:style-name="P31"><text:s text:c="8"/>(* never able to acquire lock; blocked forever *)</text:p>
      <text:p text:style-name="P31"><text:s text:c="8"/>raise NeverHappens</text:p>
      <text:p text:style-name="P31"/>
      <text:p text:style-name="P15">end</text:p>
      <text:p text:style-name="P14"/>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text:span><text:soft-page-break/><text:span text:style-name="T9">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30"/>
      <text:p text:style-name="P31">structure OneShotToOneChan : CHAN = struct</text:p>
      <text:p text:style-name="P31"/>
      <text:p text:style-name="P31"><text:s text:c="2"/>datatype 'a chan = Ch of condition * condition * 'a option ref</text:p>
      <text:p text:style-name="P31"/>
      <text:p text:style-name="P31"><text:s text:c="2"/>fun channel () = Ch (condition (), condition (), ref None)</text:p>
      <text:p text:style-name="P31"/>
      <text:p text:style-name="P31"><text:s text:c="2"/>fun send (Ch (sendCond, recvCond, mopRef)) m =</text:p>
      <text:p text:style-name="P31"><text:s text:c="4"/>mopRef := Some m;</text:p>
      <text:p text:style-name="P31"><text:s text:c="4"/>signal recvCond; <text:s/></text:p>
      <text:p text:style-name="P31"><text:s text:c="4"/>wait sendCond;</text:p>
      <text:p text:style-name="P31"><text:s text:c="4"/>()</text:p>
      <text:p text:style-name="P31"/>
      <text:p text:style-name="P31"><text:s text:c="2"/>fun recv (Ch (sendCond, recvCond, mopRef)) =</text:p>
      <text:p text:style-name="P31"><text:s text:c="4"/>wait recvCond;</text:p>
      <text:p text:style-name="P31"><text:s text:c="4"/>signal sendCond;</text:p>
      <text:p text:style-name="P31"><text:s text:c="4"/>valOf (!mopRef)</text:p>
      <text:p text:style-name="P31"/>
      <text:p text:style-name="P15">end</text:p>
      <text:p text:style-name="P14"/>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text:soft-page-break/>Informal Objectives</text:p>
      <text:p text:style-name="P11"><text:tab/>To optimize a Concurrent ML program with specialized implementations of communication, one needs to determine which specialized implementations can be swapped in for which original implementations. <text:s/>If there is at most one thread attempting to send or receive on a channel during a run of a program, then the implementation of the synchronization on that channel can be swapped for a faster specialized version that doesn't even consider the possibility of competition from other threads. <text:s/></text:p>
      <text:p text:style-name="P11"/>
      <text:p text:style-name="P11">We require that the example specialized implementations of figure _?_ are sound with respect to the general implementation given particular communication topologies, although we do not formally prove this result. <text:s/>For example, we state the implementation soundness result for one-to-one channels.</text:p>
      <text:p text:style-name="P11"/>
      <text:p text:style-name="P12">Suppose structure GenChan is a general implementation of communication, and OneToOneChan is a specialized implementation of communication. <text:s/>If channel c is one-to-one during the execution of a program, where synchronization in the program is implemented with GenChan, then GenChan can be replaced with OneToOneChan for channel c, and the behavior of the modified program is equivalent to that of the original.</text:p>
      <text:p text:style-name="P11"/>
      <text:p text:style-name="P11">The implementation soundness is predicated on knowing the communication topology of a channel. Since programs are not required to terminate, it's not always possible to determine the most precise communication topologies of channels. <text:s/>However, it should be possible to determine an approximation of communication topologies for all programs. <text:s/>We expect that the communication topologies are computable from the relations in figure _?_, although we do not formally prove this result. <text:s/></text:p>
      <text:p text:style-name="P11"/>
      <text:p text:style-name="P11">To use the approximate communication topologies, we must ensure that the static relations of figure _?_ are sound with respect to the dynamic relations of communication topologies of figure _?_. <text:s/>We formally prove this result. <text:s/>Figure _?_ state the topology classification soundness result for one-to-one channels.</text:p>
      <text:p text:style-name="P11"/>
      <text:p text:style-name="P26"/>
      <text:p text:style-name="P26"/>
      <text:p text:style-name="P10">Formal Objectives</text:p>
      <text:p text:style-name="P26">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6"/>
      <text:p text:style-name="P25">Syntax</text:p>
      <text:p text:style-name="P26"><text:soft-page-break/></text:p>
      <text:p text:style-name="P31">datatype var = Var string</text:p>
      <text:p text:style-name="P31"/>
      <text:p text:style-name="P31">datatype exp = </text:p>
      <text:p text:style-name="P31"><text:s text:c="2"/>Let var bind exp |</text:p>
      <text:p text:style-name="P31"><text:s text:c="2"/>Result var</text:p>
      <text:p text:style-name="P31"/>
      <text:p text:style-name="P31">and bind = </text:p>
      <text:p text:style-name="P31"><text:s text:c="2"/>Unit |</text:p>
      <text:p text:style-name="P31"><text:s text:c="2"/>Chan |</text:p>
      <text:p text:style-name="P31"><text:s text:c="2"/>Prim prim |</text:p>
      <text:p text:style-name="P31"><text:s text:c="2"/>Spawn exp |</text:p>
      <text:p text:style-name="P31"><text:s text:c="2"/>Sync var |</text:p>
      <text:p text:style-name="P31"><text:s text:c="2"/>Fst var |</text:p>
      <text:p text:style-name="P31"><text:s text:c="2"/>Snd var |</text:p>
      <text:p text:style-name="P31"><text:s text:c="2"/>Case var var exp var exp |</text:p>
      <text:p text:style-name="P31"><text:s text:c="2"/>App var var</text:p>
      <text:p text:style-name="P31"/>
      <text:p text:style-name="P31">and prim = </text:p>
      <text:p text:style-name="P31"><text:s text:c="2"/>SendEvt var var |</text:p>
      <text:p text:style-name="P31"><text:s text:c="2"/>RecvEvt var |</text:p>
      <text:p text:style-name="P31"><text:s text:c="2"/>Pair var var |</text:p>
      <text:p text:style-name="P31"><text:s text:c="2"/>Left var |</text:p>
      <text:p text:style-name="P31"><text:s text:c="2"/>Right var |</text:p>
      <text:p text:style-name="P31"><text:s text:c="2"/>Abs var var exp</text:p>
      <text:p text:style-name="P30"/>
      <text:p text:style-name="P26"><text:tab/>The syntax of the language of programs is in a very restricted ANF form, which can be viewed 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5"/>
      <text:p text:style-name="P25">Dynamic Semantics</text:p>
      <text:p text:style-name="P25"><text:s/>(* insert definitions from Dynamic_Semantics.thy *)</text:p>
      <text:p text:style-name="P26"><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6"><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6"><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6"><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pool updated with an existing leaf path extended with a Seq control label mapping to a new state. <text:s/>The <text:soft-page-break/>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6"><text:soft-page-break/><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6"/>
      <text:p text:style-name="P25">Dynamic Communication Topology Classification Analysis</text:p>
      <text:p text:style-name="P25"><text:s/>(* insert definitions from Dynamic_Com_Topo_Analysis.thy *)</text:p>
      <text:p text:style-name="P26"><text:tab/>The dynamic communication topology classification classifies channels based on the number of of thread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text:soft-page-break/>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6"/>
      <text:p text:style-name="P25">Static Semantics</text:p>
      <text:p text:style-name="P25"><text:s/>(* insert definitions from Static_Semantics.thy *)</text:p>
      <text:p text:style-name="P26"><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6"><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text:soft-page-break/>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be less amenable to a computable description, which could defeat the purpose of the static semantics.</text:p>
      <text:p text:style-name="P26"/>
      <text:p text:style-name="P25">Static Traceability</text:p>
      <text:p text:style-name="P25"><text:s/>(* insert definitions from Static_Traceability.thy *)</text:p>
      <text:p text:style-name="P26"><text:tab/>The notion of traceability in the dynamics semantics is implicit from the existence of a control path mapping to a state in a trace pool. <text:s/>In contrast, the the static description of traceability requires an <text:soft-page-break/>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6"/>
      <text:p text:style-name="P25">Static Communication Topology Classification </text:p>
      <text:p text:style-name="P25"><text:s/>(* insert definitions from Static_Com_Topo_Analysis.thy *)</text:p>
      <text:p text:style-name="P26"><text:tab/>The static communication topology classification classifies abstract identifiers of channels based on the number of thread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text:soft-page-break/>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6"/>
      <text:p text:style-name="P25">Sound Communication Topology Classification Analysis</text:p>
      <text:p text:style-name="P25"><text:s/>(* insert theorem from Sound_Com_Topo_Analysis.thy *)</text:p>
      <text:p text:style-name="P26"><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theorems are similar.</text:p>
      <text:p text:style-name="P26"/>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 binding. The soundness of traceability means that a path does not dynamically trace to an expression if the path cannot statically trace to the expression. <text:s/>The static_traceable predicate, in the Result rule, depends on a previous expression being statically traceable. <text:s/>The previous expression would be one that follows and function application or case matching expression, and thus would be placed in the continuation stack during evaluation. <text:s/>Thus, showing the contrapostive of the soundness claim, that static traceability follows from dynamic traceability, depends on showing that all the expressions in the continuation stack of a traced state are statically traceable.</text:p>
      <text:p text:style-name="P11"><text:tab/>The soundness of value binding means that a value is not bound to a variable in a state during dynamic evaluation, if the abstracted version of the value cannot be statically bound during static evaluation. <text:s/>The static_eval predicate applied to an expression depends on a subexpression (really, a subsequent expression) having the same static evaluation. <text:s/>Thus, showing the contrapositive of the soundness claim, that the static binding of abstract values follows from the dynamic binding of values, depends on showing that with each dynamic step the abstract value bindings are preserved. <text:s/>However, the dynamic semantics steps from trace pools to trace pools, not expressions to expressions. <text:s/><text:soft-page-break/>Furthermore, with each step an expression is partially evaluated, and information about the potential or actual value bindings moves into the environment or the continuation stack. <text:s/>Therefore, it is necessary to show that the static abstract value bindings are preserved with respect to the static evaluation of the trace pools, their states, and the states', environments, values and continuations. <text:s/>Additionally, the abstract values considered to be a valid static evaluation of a trace pool, must at least represent all concrete values in the trace pool's environment.</text:p>
      <text:p text:style-name="P10">Formal Reasoning</text:p>
      <text:p text:style-name="P10"><text:s/>(* describe formal definitions used in proofs and formal proofs *)</text:p>
      <text:p text:style-name="P10"/>
      <text:p text:style-name="P10"/>
      <text:p text:style-name="P10"/>
      <text:p text:style-name="P25">References</text:p>
      <text:list xml:id="list8641087879886072616" text:style-name="L4">
        <text:list-item>
          <text:p text:style-name="P46">Donnelly, K. and Fluet, M. Transactional events. ACM SIGPLAN Notices 2006, 41(9), pp.124-135.</text:p>
        </text:list-item>
        <text:list-item>
          <text:p text:style-name="P47">Flanagan C., Sabry A., Duba B.F., Felleisen M. The Essence of Compiling with Continuations. In ACM SIGPLAN Notices; 1993 Aug 1 (Vol. 28, No. 6, pp. 237-247). ACM.</text:p>
        </text:list-item>
        <text:list-item>
          <text:p text:style-name="P46">Fluet, M. A type-and control-flow analysis for System F. In Symposium on Implementation and Application of Functional Languages (pp. 122-139). 2012 August. Springer, Berlin, Heidelberg.</text:p>
        </text:list-item>
        <text:list-item>
          <text:p text:style-name="P47">Matichuk D., Murray T., Wenzel M. Eisbach: A Proof Method Language for Isabelle. Journal of Automated Reasoning. 2016 Mar 1;56(3):261-82.</text:p>
        </text:list-item>
        <text:list-item>
          <text:p text:style-name="P47">Nielson F., Nielson H.R., Hankin C. Principles of program analysis. Springer; 2015 Feb 27.</text:p>
        </text:list-item>
        <text:list-item>
          <text:p text:style-name="P47">Nipkow T, Klein G. Concrete Semantics: With Isabelle/HOL. Springer; 2014 Dec 3.</text:p>
        </text:list-item>
        <text:list-item>
          <text:p text:style-name="P47">Paulson L.C., Nipkow T. Isabelle Tutorial and User’s Manual. University of Cambridge, Computer Laboratory; 1990.</text:p>
        </text:list-item>
        <text:list-item>
          <text:p text:style-name="P47">Reppy, J.H. Concurrent Programming in ML. Cambridge University Press; 2007 Sep 14.</text:p>
        </text:list-item>
        <text:list-item>
          <text:p text:style-name="P46">Reppy, J. H. CML: A Higher-Order Concurrent Language. In PLDI’91, New York, NY, June 1991. ACM, pp. 293–305. </text:p>
        </text:list-item>
        <text:list-item>
          <text:p text:style-name="P46">Reppy, J., Russo, C.V. and Xiao, Y. Parallel concurrent ML. In ACM SIGPLAN Notices 2009 August (Vol. 44, No. 9, pp. 257-268). ACM.</text:p>
        </text:list-item>
        <text:list-item>
          <text:p text:style-name="P47">Reppy J, Xiao Y. Specialization of CML message-passing primitives. In ACM SIGPLAN Notices 2007 Jan 17 (Vol. 42, No. 1, pp. 315-326). ACM.</text:p>
        </text:list-item>
        <text:list-item>
          <text:p text:style-name="P47">Reppy, J. Type-sensitive control-flow analysis. In ML ’06, New York, NY, September 2006. ACM, pp. 74–83. </text:p>
        </text:list-item>
        <text:list-item>
          <text:p text:style-name="P48">Shivers, O. Control-flow analysis of higher-order languages. PhD dissertation, Carnegie Mellon University, 1991.</text:p>
        </text:list-item>
        <text:list-item>
          <text:p text:style-name="P48">Wenzel M. The Isabelle/Isar Reference Manual.</text:p>
        </text:list-item>
        <text:list-item>
          <text:p text:style-name="P48">Wenzel M, Haftmann F, Paulson L. The Isabelle/Isar Implementation.</text:p>
        </text:list-item>
        <text:list-item>
          <text:p text:style-name="P48">Xiao, Y. Toward optimization of Concurrent ML. Master’s dissertation, University of Chicago, December 2005. </text:p>
        </text:list-item>
        <text:list-item>
          <text:p text:style-name="P45"><text:a xlink:type="simple" xlink:href="http://isabelle.in.tum.de/" text:style-name="Internet_20_link" text:visited-style-name="Visited_20_Internet_20_Link"><text:span text:style-name="T19">http://isabelle.in.tum.de/</text:span></text:a></text:p>
        </text:list-item>
        <text:list-item>
          <text:p text:style-name="P48">Serrano, M. Control flow analysis: a functional languages compilation paradigm. In <text:span text:style-name="T12">SAC ’95: Proceedings of the 1995 ACM symposium on Applied Computing</text:span>, New York, NY, 1995. ACM, <text:soft-page-break/>pp. 118–122.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7-08T10:37:39</dc:date>
    <dc:creator>Thomas Logan</dc:creator>
    <meta:generator>OpenOffice/4.1.5$Unix OpenOffice.org_project/415m1$Build-9789</meta:generator>
    <meta:editing-duration>P61DT14H32M15S</meta:editing-duration>
    <meta:editing-cycles>675</meta:editing-cycles>
    <meta:document-statistic meta:table-count="0" meta:image-count="0" meta:object-count="0" meta:page-count="33" meta:paragraph-count="569" meta:word-count="12259" meta:character-count="76739"/>
  </office:meta>
</office:document-meta>
</file>